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266cm" fo:min-width="5.96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3.171cm" fo:min-width="6.838cm"/>
    </style:style>
    <style:style style:name="gr4" style:family="graphic" style:parent-style-name="objectwithoutfill">
      <style:graphic-properties draw:stroke="solid" draw:stroke-dash="Dashed_20__28_var_29_" draw:marker-end="Short_20_line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802cm" fo:min-width="7.3cm"/>
    </style:style>
    <style:style style:name="gr8" style:family="graphic" style:parent-style-name="objectwithoutfill">
      <style:graphic-properties draw:stroke="dash" draw:stroke-dash="Dashed_20__28_var_29_" draw:marker-end="Triangle_20_unfilled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color="#000000" style:font-name="Courier New1" fo:font-size="10pt" fo:font-weight="normal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fo:color="#000000" fo:font-size="11pt" fo:font-weight="normal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style:font-name="Courier New1" fo:font-size="10pt" fo:font-weight="normal" style:font-size-asian="10pt" style:font-weight-asian="bold" style:font-size-complex="10pt" style:font-weight-complex="bold"/>
    </style:style>
    <style:style style:name="T2" style:family="text">
      <style:text-properties fo:color="#000000" style:font-name="Courier New1" fo:font-size="6pt" style:text-underline-style="solid" style:text-underline-width="auto" style:text-underline-color="font-color" fo:font-weight="normal" style:font-size-asian="6pt" style:font-size-complex="6pt"/>
    </style:style>
    <style:style style:name="T3" style:family="text">
      <style:text-properties fo:color="#000000" style:font-name="Courier New1" fo:font-size="10pt" style:text-underline-style="solid" style:text-underline-width="auto" style:text-underline-color="font-color" fo:font-weight="normal" style:font-size-asian="10pt" style:font-size-complex="10pt"/>
    </style:style>
    <style:style style:name="T4" style:family="text">
      <style:text-properties fo:color="#000000" style:font-name="Courier New1" fo:font-size="10pt" style:text-underline-style="none" fo:font-weight="normal" style:font-size-asian="10pt" style:font-weight-asian="bold" style:font-size-complex="1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style:font-name="Courier New1" fo:font-size="4pt" style:text-underline-style="solid" style:text-underline-width="auto" style:text-underline-color="font-color" fo:font-weight="normal" style:font-size-asian="4pt" style:font-size-complex="4pt"/>
    </style:style>
    <style:style style:name="T7" style:family="text">
      <style:text-properties fo:color="#000000" style:font-name="Courier New1" fo:font-size="10pt" style:text-underline-style="none" fo:font-weight="normal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461cm" svg:height="1.516cm" svg:x="2.194cm" svg:y="3.413cm">
          <text:p text:style-name="P1"><text:span text:style-name="T1">ReservationSystem</text:span></text:p>
          <text:p text:style-name="P1"><text:span text:style-name="T2"/></text:p>
          <text:p text:style-name="P1"><text:span text:style-name="T3">+main(args: String[]) : void</text:span></text:p>
          <text:p text:style-name="P1"><text:span text:style-name="T3">-printAvailableResort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.175cm" svg:y1="3.992cm" svg:x2="8.636cm" svg:y2="3.992cm">
          <text:p/>
        </draw:line>
        <draw:line draw:style-name="gr2" draw:text-style-name="P3" draw:layer="layout" svg:x1="2.194cm" svg:y1="3.833cm" svg:x2="8.655cm" svg:y2="3.833cm">
          <text:p/>
        </draw:line>
        <draw:custom-shape draw:style-name="gr3" draw:text-style-name="P2" xml:id="id2" draw:id="id2" draw:layer="layout" svg:width="7.338cm" svg:height="3.421cm" svg:x="10.934cm" svg:y="3.548cm">
          <text:p text:style-name="P1"><text:span text:style-name="T1">Resort</text:span></text:p>
          <text:p text:style-name="P1"><text:span text:style-name="T1">name: String</text:span></text:p>
          <text:p text:style-name="P1"><text:span text:style-name="T1">rating: int</text:span></text:p>
          <text:p text:style-name="P1"><text:span text:style-name="T1">price: int</text:span></text:p>
          <text:p text:style-name="P1"><text:span text:style-name="T1">city: String</text:span></text:p>
          <text:p text:style-name="P1"><text:span text:style-name="T1">numRooms: int</text:span></text:p>
          <text:p text:style-name="P1"><text:span text:style-name="T1">~book(maxPrice: int, guests: int)</text:span></text:p>
          <text:p text:style-name="P1"><text:span text:style-name="T4">+compareTo(other: Resort) : 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912cm" svg:y1="6.061cm" svg:x2="18.25cm" svg:y2="6.061cm">
          <text:p/>
        </draw:line>
        <draw:line draw:style-name="gr2" draw:text-style-name="P3" draw:layer="layout" svg:x1="10.934cm" svg:y1="4.064cm" svg:x2="18.272cm" svg:y2="4.064cm">
          <text:p/>
        </draw:line>
        <draw:connector draw:style-name="gr4" draw:text-style-name="P4" draw:layer="layout" draw:type="line" svg:x1="8.655cm" svg:y1="4.171cm" svg:x2="10.934cm" svg:y2="5.258cm" draw:start-shape="id1" draw:start-glue-point="1" draw:end-shape="id2" draw:end-glue-point="3" svg:d="M8655 4171l2279 1087" svg:viewBox="0 0 2280 1088">
          <text:p/>
        </draw:connector>
        <draw:frame draw:style-name="gr5" draw:text-style-name="P6" draw:layer="layout" svg:width="1.098cm" svg:height="1.819cm" svg:x="10.316cm" svg:y="4.515cm">
          <draw:text-box>
            <text:p text:style-name="P5"><text:span text:style-name="T5">*</text:span></text:p>
          </draw:text-box>
        </draw:frame>
        <draw:frame draw:style-name="gr6" draw:text-style-name="P6" draw:layer="layout" svg:width="0.96cm" svg:height="0.806cm" svg:x="8.549cm" svg:y="3.413cm">
          <draw:text-box>
            <text:p text:style-name="P5"><text:span text:style-name="T5">1</text:span></text:p>
          </draw:text-box>
        </draw:frame>
        <draw:custom-shape draw:style-name="gr7" draw:text-style-name="P2" xml:id="id3" draw:id="id3" draw:layer="layout" svg:width="7.8cm" svg:height="1.052cm" svg:x="8.77cm" svg:y="8.62cm">
          <text:p text:style-name="P1"><text:span text:style-name="T1">java.lang.Comparable &lt;&lt;interface&gt;&gt;</text:span></text:p>
          <text:p text:style-name="P1"><text:span text:style-name="T6"/></text:p>
          <text:p text:style-name="P1"><text:span text:style-name="T7">compareTo(other: Object) : 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8.747cm" svg:y1="9.148cm" svg:x2="16.547cm" svg:y2="9.148cm">
          <text:p/>
        </draw:line>
        <draw:connector draw:style-name="gr8" draw:text-style-name="P4" draw:layer="layout" draw:type="line" svg:x1="14.603cm" svg:y1="6.969cm" svg:x2="12.67cm" svg:y2="8.62cm" draw:start-shape="id2" draw:start-glue-point="2" draw:end-shape="id3" draw:end-glue-point="0" svg:d="M14603 6969l-1933 1651" svg:viewBox="0 0 1934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10-07T20:58:49.233310402</dc:date>
    <meta:editing-duration>PT52M58S</meta:editing-duration>
    <meta:editing-cycles>19</meta:editing-cycles>
    <meta:document-statistic meta:object-count="12"/>
  </office:meta>
</office:document-meta>
</file>